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00000023FDCD1614968B60FB5.png" manifest:media-type="image/png"/>
  <manifest:file-entry manifest:full-path="Pictures/10000000000003AE000001E1C7894D478815DD11.png" manifest:media-type="image/png"/>
  <manifest:file-entry manifest:full-path="Pictures/10000000000004D6000001A9E74E1F23778B3E03.png" manifest:media-type="image/png"/>
  <manifest:file-entry manifest:full-path="Pictures/10000000000004EC0000022412E9CDB3BE931A7A.png" manifest:media-type="image/png"/>
  <manifest:file-entry manifest:full-path="Pictures/10000000000004BF0000022A51B6E5F59E65F7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6.9252in" svg:height="3.1571in" draw:z-index="2"><draw:image xlink:href="Pictures/10000000000004BF0000022A51B6E5F59E65F742.png" xlink:type="simple" xlink:show="embed" xlink:actuate="onLoad" loext:mime-type="image/png"/></draw:frame></text:p>
      <text:p text:style-name="Standard"/>
      <text:p text:style-name="Standard"><draw:frame draw:style-name="fr2" draw:name="Image2" text:anchor-type="char" svg:width="6.9252in" svg:height="3.0118in" draw:z-index="1"><draw:image xlink:href="Pictures/10000000000004EC0000022412E9CDB3BE931A7A.png" xlink:type="simple" xlink:show="embed" xlink:actuate="onLoad" loext:mime-type="image/png"/></draw:frame></text:p>
      <text:p text:style-name="Standard"/>
      <text:p text:style-name="Standard"><draw:frame draw:style-name="fr1" draw:name="Image5" text:anchor-type="char" svg:width="6.9252in" svg:height="2.3772in" draw:z-index="4"><draw:image xlink:href="Pictures/10000000000004D6000001A9E74E1F23778B3E03.png" xlink:type="simple" xlink:show="embed" xlink:actuate="onLoad" loext:mime-type="image/png"/></draw:frame></text:p>
      <text:p text:style-name="Standard"><draw:frame draw:style-name="fr2" draw:name="Image1" text:anchor-type="char" svg:width="6.9252in" svg:height="3.5354in" draw:z-index="0"><draw:image xlink:href="Pictures/10000000000003AE000001E1C7894D478815DD11.png" xlink:type="simple" xlink:show="embed" xlink:actuate="onLoad" loext:mime-type="image/png"/></draw:frame><draw:frame draw:style-name="fr1" draw:name="Image4" text:anchor-type="char" svg:width="6.9252in" svg:height="3.2744in" draw:z-index="3"><draw:image xlink:href="Pictures/10000000000004C00000023FDCD1614968B60FB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42:31.549821471</meta:creation-date>
    <dc:date>2020-11-28T19:49:52.980685680</dc:date>
    <meta:editing-duration>PT7M30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4.6.2$Linux_X86_64 LibreOffice_project/40$Build-2</meta:generator>
  </office:meta>
</office:document-meta>
</file>